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paragraph-rsid="00073efa"/>
    </style:style>
    <style:style style:name="P3" style:family="paragraph" style:parent-style-name="Standard" style:list-style-name="L9">
      <style:text-properties officeooo:paragraph-rsid="00073efa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Text_20_body" style:list-style-name="L8"/>
    <style:style style:name="P6" style:family="paragraph" style:parent-style-name="Text_20_body" style:list-style-name="L8">
      <style:text-properties officeooo:paragraph-rsid="00073efa"/>
    </style:style>
    <style:style style:name="T1" style:family="text">
      <style:text-properties officeooo:rsid="00073e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3efa" style:font-weight-asian="normal" style:font-weight-complex="normal"/>
    </style:style>
    <style:style style:name="T4" style:family="text">
      <style:text-properties fo:font-weight="normal" officeooo:rsid="0008538e" style:font-weight-asian="normal" style:font-weight-complex="normal"/>
    </style:style>
    <style:style style:name="T5" style:family="text">
      <style:text-properties officeooo:rsid="0008538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73efa" style:font-size-asian="14pt" style:font-weight-asian="normal" style:font-size-complex="14pt" style:font-weight-complex="normal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073efa" style:font-size-asian="15pt" style:font-weight-asian="normal" style:font-size-complex="15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Q) . </text:span>If a cloud-based POS system is offline? What would you expect to still work?</text:p>
      <text:p text:style-name="Standard"><text:span text:style-name="Strong_20_Emphasis"><text:span text:style-name="T3"/></text:span></text:p>
      <text:p text:style-name="P2"><text:span text:style-name="Strong_20_Emphasis"><text:span text:style-name="T2">1. Local Transaction Processing (Offline Mode)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s text:c="8"/>-Processing payments 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s text:c="8"/>-Sales transactions 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<text:s text:c="8"/>-Inventory management 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2. Basic POS Functionality</text:span></text:span></text:p>
      <text:p text:style-name="Standard"><text:span text:style-name="Strong_20_Emphasis"><text:span text:style-name="T2"/></text:span></text:p>
      <text:p text:style-name="P2"><text:span text:style-name="Strong_20_Emphasis"><text:span text:style-name="T3">3. Offline Data Storage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4. Receipt Printing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5. Employee Access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10">Q). </text:span></text:span><text:span text:style-name="Strong_20_Emphasis"><text:span text:style-name="T9">What would you expect to not work?</text:span></text:span></text:p>
      <text:p text:style-name="Standard"><text:span text:style-name="Strong_20_Emphasis"><text:span text:style-name="T2"/></text:span></text:p>
      <text:list xml:id="list1548715070" text:style-name="L8">
        <text:list-item>
          <text:p text:style-name="P5">Third Party Orders</text:p>
        </text:list-item>
        <text:list-item>
          <text:p text:style-name="P5">Integrations</text:p>
        </text:list-item>
        <text:list-item>
          <text:p text:style-name="P5">Admin/<text:span text:style-name="T5">Server</text:span> Changes to POS</text:p>
        </text:list-item>
        <text:list-item>
          <text:p text:style-name="P5">POS Changes to Admin/<text:span text:style-name="T5">Server</text:span></text:p>
        </text:list-item>
        <text:list-item>
          <text:p text:style-name="P5">Failover printing in other network</text:p>
        </text:list-item>
        <text:list-item>
          <text:p text:style-name="P6"><text:span text:style-name="Strong_20_Emphasis"><text:span text:style-name="T2">Real-Time Inventory Updates</text:span></text:span></text:p>
        </text:list-item>
        <text:list-item>
          <text:p text:style-name="P6"><text:span text:style-name="Strong_20_Emphasis"><text:span text:style-name="T2">Customer Data Syncing</text:span></text:span></text:p>
        </text:list-item>
        <text:list-item>
          <text:p text:style-name="P6"><text:span text:style-name="Strong_20_Emphasis"><text:span text:style-name="T2">Updates to Pricing/Promotions</text:span></text:span></text:p>
          <text:p text:style-name="P6"><text:span text:style-name="Strong_20_Emphasis"><text:span text:style-name="T2"/></text:span></text:p>
        </text:list-item>
      </text:list>
      <text:p text:style-name="P2"><text:span text:style-name="Strong_20_Emphasis"><text:span text:style-name="T10">Q) . What would be some design choices that might help here?</text:span></text:span></text:p>
      <text:p text:style-name="P2"><text:span text:style-name="Strong_20_Emphasis"><text:span text:style-name="T10"/></text:span></text:p>
      <text:list xml:id="list3856601459" text:style-name="L9">
        <text:list-item>
          <text:p text:style-name="P3"><text:span text:style-name="Strong_20_Emphasis"><text:span text:style-name="T3">The system should cache critical data e.g, pricing, sales history, and inventory levels locally on device, so it can </text:span></text:span><text:span text:style-name="Strong_20_Emphasis"><text:span text:style-name="T4">function</text:span></text:span><text:span text:style-name="Strong_20_Emphasis"><text:span text:style-name="T3"> </text:span></text:span><text:span text:style-name="Strong_20_Emphasis"><text:span text:style-name="T4">when no</text:span></text:span><text:span text:style-name="Strong_20_Emphasis"><text:span text:style-name="T3"> internet connection.</text:span></text:span></text:p>
          <text:p text:style-name="P3"><text:span text:style-name="Strong_20_Emphasis"><text:span text:style-name="T3"/></text:span></text:p>
        </text:list-item>
        <text:list-item>
          <text:p text:style-name="P3"><text:span text:style-name="Strong_20_Emphasis"><text:span text:style-name="T3">Real-Time Payment Processing with Offline Support</text:span></text:span></text:p>
        </text:list-item>
      </text:list>
      <text:p text:style-name="P2"><text:span text:style-name="Strong_20_Emphasis"><text:span text:style-name="T3"/></text:span></text:p>
      <text:list xml:id="list193414687353826" text:continue-numbering="true" text:style-name="L9">
        <text:list-item>
          <text:p text:style-name="P3"><text:span text:style-name="Strong_20_Emphasis"><text:span text:style-name="T3">User Notifications </text:span></text:span><text:span text:style-name="Strong_20_Emphasis"><text:span text:style-name="T4">when system goes offline or data is syncing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19:16:59.758694911</meta:creation-date>
    <dc:title>Default</dc:title>
    <meta:editing-cycles>2</meta:editing-cycles>
    <meta:generator>LibreOffice/6.4.7.2$Linux_X86_64 LibreOffice_project/40$Build-2</meta:generator>
    <meta:editing-duration>PT7M3S</meta:editing-duration>
    <dc:date>2024-11-13T19:34:12.906990867</dc:date>
    <meta:document-statistic meta:table-count="0" meta:image-count="0" meta:object-count="0" meta:page-count="1" meta:paragraph-count="22" meta:word-count="139" meta:character-count="880" meta:non-whitespace-character-count="747"/>
    <meta:template xlink:type="simple" xlink:actuate="onRequest" xlink:title="Default" xlink:href="../../../../usr/lib/libreoffice/share/template/common/styles/Default.ott" meta:date="2024-11-13T19:16:59.412272536"/>
  </office:meta>
</office:document-meta>
</file>